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ources Document</text:p>
      <text:p text:style-name="Standard">Nick Cox</text:p>
      <text:p text:style-name="Standard"/>
      <text:p text:style-name="Standard">Spatial Hearing Mechanisms and Sound Reproduction</text:p>
      <text:p text:style-name="Standard"><text:a xlink:type="simple" xlink:href="http://www.york.ac.uk/inst/mustech/3d_audio/ambis2.htm">http://www.york.ac.uk/inst/mustech/3d_audio/ambis2.htm</text:a></text:p>
      <text:p text:style-name="Standard"/>
      <text:p text:style-name="Standard">Binaural Sound Generation</text:p>
      <text:p text:style-name="Standard"><text:a xlink:type="simple" xlink:href="http://ask.metafilter.com/15356/Binaural-sound-generation">http://ask.metafilter.com/15356/Binaural-sound-generation</text:a></text:p>
      <text:p text:style-name="Standard"/>
      <text:p text:style-name="Standard">C++ audio library, proteaAudio</text:p>
      <text:p text:style-name="Standard"><text:a xlink:type="simple" xlink:href="http://viremo.eludi.net/proteaAudio/">http://viremo.eludi.net/proteaAudio/</text:a></text:p>
      <text:p text:style-name="Standard"/>
      <text:p text:style-name="Standard">Audio driver interface library, RtAudio</text:p>
      <text:p text:style-name="Standard"><text:a xlink:type="simple" xlink:href="https://ccrma.stanford.edu/software/stk/classRtAudio.html">https://ccrma.stanford.edu/software/stk/classRtAudio.html</text:a></text:p>
      <text:p text:style-name="Standard"/>
      <text:p text:style-name="Standard">Interaural Time Difference</text:p>
      <text:p text:style-name="Standard"><text:a xlink:type="simple" xlink:href="http://en.wikipedia.org/wiki/Interaural_time_difference">http://en.wikipedia.org/wiki/Interaural_time_difference</text:a></text:p>
      <text:p text:style-name="Standard"/>
      <text:p text:style-name="Standard">Spatial Placement using Interaural Time Difference and Interaural Level Difference</text:p>
      <text:p text:style-name="Standard"><text:a xlink:type="simple" xlink:href="http://alumnus.caltech.edu/~franko/thesis/Chapter3.html">http://alumnus.caltech.edu/~franko/thesis/Chapter3.html</text:a></text:p>
      <text:p text:style-name="Standard"/>
      <text:p text:style-name="Standard">ITD and ILD equations (Section E.3)</text:p>
      <text:p text:style-name="Standard"><text:a xlink:type="simple" xlink:href="http://docs.oracle.com/cd/E17802_01/j2se/javase/technologies/desktop/java3d/forDevelopers/j3dguide/AppendixEquations.doc.html">http://docs.oracle.com/cd/E17802_01/j2se/javase/technologies/desktop/java3d/forDevelopers/j3dguide/AppendixEquations.doc.html</text:a></text:p>
      <text:p text:style-name="Standard"/>
      <text:p text:style-name="Standard">Starkey Cetera binaural recording example</text:p>
      <text:p text:style-name="P1"><text:a xlink:type="simple" xlink:href="http://www.4shared.com/mp3/nyXJ23u9/Virtual_Barbershop.html">http://www.4shared.com/mp3/nyXJ23u9/Virtual_Barbershop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k </meta:initial-creator>
    <meta:creation-date>2012-04-23T12:30:10</meta:creation-date>
    <dc:date>2012-04-23T13:47:48</dc:date>
    <dc:creator>nick </dc:creator>
    <meta:editing-duration>PT1H17M39S</meta:editing-duration>
    <meta:editing-cycles>6</meta:editing-cycles>
    <meta:generator>LibreOffice/3.3$Unix LibreOffice_project/330m19$Build-401</meta:generator>
    <meta:document-statistic meta:table-count="0" meta:image-count="0" meta:object-count="0" meta:page-count="1" meta:paragraph-count="18" meta:word-count="54" meta:character-count="851"/>
  </office:meta>
</office:document-meta>
</file>